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Times New Roman" svg:font-family="'Times New Roman'" style:font-family-generic="roman" style:font-pitch="variable"/>
  </office:font-face-decls>
  <office:automatic-styles>
    <style:style style:name="P1" style:family="paragraph" style:parent-style-name="Standard" style:master-page-name="MP0">
      <style:paragraph-properties style:page-number="auto" fo:break-before="page"/>
      <style:text-properties fo:language="en" fo:country="GB"/>
    </style:style>
    <style:style style:name="P2" style:family="paragraph" style:parent-style-name="Listenabsatz" style:list-style-name="L1">
      <style:text-properties fo:language="en" fo:country="GB"/>
    </style:style>
    <style:style style:name="T1" style:family="text">
      <style:text-properties fo:language="en" fo:country="GB"/>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eps to infer a topic</text:p>
      <text:list xml:id="list1597997773" text:style-name="L1">
        <text:list-item>
          <text:p text:style-name="P2">Process Caption + Description using a common Language Model like RoBERTa (a modern variant of BERT) or T5</text:p>
          <text:list>
            <text:list-item>
              <text:p text:style-name="P2">Either process Caption and Description in one step by e.g. concatenating them and then processing the whole doc or process them separately and then take e.g. the mean of the two embeddings or a weighted mean </text:p>
            </text:list-item>
          </text:list>
        </text:list-item>
        <text:list-item>
          <text:p text:style-name="P2">Use a unsupervised clustering method to cluster the embeddings</text:p>
          <text:list>
            <text:list-item>
              <text:p text:style-name="P2">Try K-means Clustering for different k</text:p>
            </text:list-item>
            <text:list-item>
              <text:p text:style-name="P2">Maybe try hierarchical clustering and then use a cutoff </text:p>
            </text:list-item>
          </text:list>
        </text:list-item>
        <text:list-item>
          <text:p text:style-name="P2">Find caption for each cluster</text:p>
          <text:list>
            <text:list-item>
              <text:p text:style-name="P2">Try a information theory approach (intuition: find words that are unusually common in a cluster in comparison to other clusters</text:p>
            </text:list-item>
          </text:list>
        </text:list-item>
      </text:list>
      <text:p text:style-name="Standard"/>
      <text:p text:style-name="Standard">Afterwards: do analysis</text:p>
      <text:p text:style-name="Standard"/>
      <text:p text:style-name="Standard"><text:span text:style-name="Absatz-Standardschriftart"><text:span text:style-name="T1">Part oft he analysis could be the training of a small NN that predicts the topic based on the Caption and the description. (This is supervised as we then have labelled the data)</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de" fo:country="DE"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de" fo:country="DE"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Listenabsatz" style:family="paragraph" style:parent-style-name="Standard">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style:style>
    <style:style style:name="Absatz-Standardschriftar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dc:title/>
    <dc:description/>
    <dc:subject/>
    <meta:initial-creator>Max Wurthmann</meta:initial-creator>
    <dc:creator>Max Wurthmann</dc:creator>
    <meta:creation-date>2023-05-04T11:52:00Z</meta:creation-date>
    <dc:date>2023-05-04T12:27:00Z</dc:date>
    <meta:editing-cycles>1</meta:editing-cycles>
    <meta:editing-duration>PT0S</meta:editing-duration>
    <meta:document-statistic meta:table-count="0" meta:image-count="0" meta:object-count="0" meta:page-count="1" meta:paragraph-count="10" meta:word-count="151" meta:character-count="861" meta:non-whitespace-character-count="725"/>
    <meta:template xlink:type="simple" xlink:actuate="onRequest" xlink:title="" xlink:href="../../../../../../Downloads/Telegram%20Desktop/notes.odt/Normal.dotm"/>
  </office:meta>
</office:document-meta>
</file>